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586cm" fo:break-before="auto" style:use-optimal-row-height="true"/>
    </style:style>
    <style:style style:name="ro5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transparent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88cm solid #008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88cm solid #008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99" style:family="table-cell" style:parent-style-name="Default">
      <style:table-cell-properties fo:background-color="#e6e6e6" fo:border="0.002cm solid #000000"/>
    </style:style>
    <style:style style:name="ce10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0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88cm solid #008000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44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88cm solid #008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1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02cm solid #000000" fo:border-left="0.002cm solid #000000" fo:border-right="0.002cm solid #000000" fo:border-top="0.088cm solid #008000"/>
    </style:style>
    <style:style style:name="ce229" style:family="table-cell" style:parent-style-name="Default">
      <style:text-properties fo:color="#00ae00"/>
    </style:style>
    <style:style style:name="ce230" style:family="table-cell" style:parent-style-name="Default">
      <style:table-cell-properties fo:border-bottom="0.088cm solid #008000" fo:border-left="none" fo:border-right="none" fo:border-top="none"/>
      <style:text-properties fo:color="#00ae00"/>
    </style:style>
    <style:style style:name="ce231" style:family="table-cell" style:parent-style-name="Default">
      <style:table-cell-properties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4" style:family="table-cell" style:parent-style-name="Default">
      <style:table-cell-properties fo:background-color="#e6e6e6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ackground-color="#e6e6e6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6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9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240" style:family="table-cell" style:parent-style-name="Default">
      <style:table-cell-properties fo:border="0.002cm solid #000000"/>
    </style:style>
    <style:style style:name="ce24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25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25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25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253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54" style:family="table-cell" style:parent-style-name="Default">
      <style:table-cell-properties fo:border-bottom="0.088cm solid #008000" fo:border-left="none" fo:border-right="none" fo:border-top="none"/>
    </style:style>
    <style:style style:name="ce25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25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25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261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26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263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02cm solid #000000" fo:border-left="0.002cm solid #000000" fo:border-right="0.002cm solid #000000" fo:border-top="0.088cm solid #008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88cm solid #008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none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0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02" style:family="table-cell" style:parent-style-name="Default">
      <style:text-properties fo:font-weight="bold" style:font-weight-asian="bold" style:font-weight-complex="bold"/>
    </style:style>
    <style:style style:name="ce303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314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21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50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3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4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6" style:family="table-cell" style:parent-style-name="Default">
      <style:table-cell-properties fo:background-color="transparent"/>
      <style:text-properties style:use-window-font-color="true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ackground-color="transparent" fo:border="none"/>
      <style:text-properties style:use-window-font-color="true"/>
    </style:style>
    <style:style style:name="ce36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3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7-23T23:34:15">
            <text:p>23/07/12 23:34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76"/>
          <table:covered-table-cell table:style-name="ce184"/>
          <table:covered-table-cell table:style-name="ce284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0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style-name="ce185"/>
          <table:covered-table-cell table:style-name="ce185"/>
          <table:table-cell table:style-name="ce20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02" office:value-type="string" table:number-columns-spanned="12" table:number-rows-spanned="1">
            <text:p>Source-alias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63"/>
          <table:table-cell table:style-name="ce270" office:value-type="string">
            <text:p>CAN Header</text:p>
            <text:p>(hex)</text:p>
          </table:table-cell>
          <table:table-cell table:style-name="ce285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2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73"/>
          <table:table-cell table:style-name="ce271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264"/>
          <table:table-cell table:style-name="ce272"/>
          <table:table-cell table:style-name="ce286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8.07cm" svg:height="2.176cm" svg:x="7.622cm" svg:y="3.163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7]*2+[.W7])*8+[.X7];2);[.AA7];[.AM7])" office:value-type="string" office:string-value="19100sss">
            <text:p>19100sss</text:p>
          </table:table-cell>
          <table:table-cell table:style-name="ce28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708cm" svg:height="2.571cm" svg:x="7.622cm" svg:y="3.578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8]*2+[.W8])*8+[.X8];2);[.AA8];[.AM8])" office:value-type="string" office:string-value="19488sss">
            <text:p>19488sss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441cm" svg:height="2.571cm" svg:x="7.533cm" svg:y="4.051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9]*2+[.W9])*8+[.X9];2);[.AA9];[.AM9])" office:value-type="string" office:string-value="19490sss">
            <text:p>19490sss</text:p>
          </table:table-cell>
          <table:table-cell table:style-name="ce288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0]*2+[.W10])*8+[.X10];2);[.AA10];[.AM10])" office:value-type="string" office:string-value="19170sss">
            <text:p>19170sss</text:p>
          </table:table-cell>
          <table:table-cell table:style-name="ce288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1]*2+[.W11])*8+[.X11];2);[.AA11];[.AM11])" office:value-type="string" office:string-value="19068sss">
            <text:p>19068sss</text:p>
          </table:table-cell>
          <table:table-cell table:style-name="ce288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12]*2+[.W12])*8+[.X12];2);[.AA12];[.AM12])" office:value-type="string" office:string-value="190A8sss">
            <text:p>190A8sss</text:p>
          </table:table-cell>
          <table:table-cell table:style-name="ce289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style-name="ce184"/>
          <table:covered-table-cell table:style-name="ce184"/>
          <table:table-cell table:style-name="ce206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184" office:value-type="string" table:number-columns-spanned="12" table:number-rows-spanned="1">
            <text:p>sss</text:p>
          </table:table-cell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table-cell table:style-name="ce76"/>
          <table:table-cell table:style-name="ce200" table:formula="of:=CONCATENATE(DEC2HEX(([.V13]*2+[.W13])*8+[.X13];2);[.AA13];[.AM13])" office:value-type="string" office:string-value="19828sss">
            <text:p>19828sss</text:p>
          </table:table-cell>
          <table:table-cell table:style-name="ce290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07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01" table:formula="of:=CONCATENATE(DEC2HEX(([.V14]*2+[.W14])*8+[.X14];2);[.AA14];[.AM14])" office:value-type="string" office:string-value="19668sss">
            <text:p>19668sss</text:p>
          </table:table-cell>
          <table:table-cell table:style-name="ce291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15]*2+[.W15])*8+[.X15];2);[.AA15];[.AM15])" office:value-type="string" office:string-value="198F4sss">
            <text:p>198F4sss</text:p>
          </table:table-cell>
          <table:table-cell table:style-name="ce287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10.352cm" svg:height="2.966cm" svg:x="7.622cm" svg:y="6.895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6]*2+[.W16])*8+[.X16];2);[.AA16];[.AM16])" office:value-type="string" office:string-value="194A4sss">
            <text:p>194A4sss</text:p>
          </table:table-cell>
          <table:table-cell table:style-name="ce288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7]*2+[.W17])*8+[.X17];2);[.AA17];[.AM17])" office:value-type="string" office:string-value="194C7sss">
            <text:p>194C7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7.725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8]*2+[.W18])*8+[.X18];2);[.AA18];[.AM18])" office:value-type="string" office:string-value="194C4sss">
            <text:p>194C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19]*2+[.W19])*8+[.X19];2);[.AA19];[.AM19])" office:value-type="string" office:string-value="194C5sss">
            <text:p>194C5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8.554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0]*2+[.W20])*8+[.X20];2);[.AA20];[.AM20])" office:value-type="string" office:string-value="194C6sss">
            <text:p>194C6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1]*2+[.W21])*8+[.X21];2);[.AA21];[.AM21])" office:value-type="string" office:string-value="19914sss">
            <text:p>1991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10.175cm" svg:height="2.966cm" svg:x="7.622cm" svg:y="9.384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2]*2+[.W22])*8+[.X22];2);[.AA22];[.AM22])" office:value-type="string" office:string-value="19524sss">
            <text:p>19524sss</text:p>
          </table:table-cell>
          <table:table-cell table:style-name="ce288" office:value-type="string">
            <text:p>EventID with mask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3]*2+[.W23])*8+[.X23];2);[.AA23];[.AM23])" office:value-type="string" office:string-value="19547sss">
            <text:p>19547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21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4]*2+[.W24])*8+[.X24];2);[.AA24];[.AM24])" office:value-type="string" office:string-value="19544sss">
            <text:p>1954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5]*2+[.W25])*8+[.X25];2);[.AA25];[.AM25])" office:value-type="string" office:string-value="19545sss">
            <text:p>19545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1.04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6]*2+[.W26])*8+[.X26];2);[.AA26];[.AM26])" office:value-type="string" office:string-value="19546sss">
            <text:p>19546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7]*2+[.W27])*8+[.X27];2);[.AA27];[.AM27])" office:value-type="string" office:string-value="19968sss">
            <text:p>19968sss</text:p>
          </table:table-cell>
          <table:table-cell table:style-name="ce288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6.408cm" svg:height="0.991cm" svg:x="7.622cm" svg:y="11.872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8]*2+[.W28])*8+[.X28];2);[.AA28];[.AM28])" office:value-type="string" office:string-value="19970sss">
            <text:p>19970sss</text:p>
          </table:table-cell>
          <table:table-cell table:style-name="ce288"/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29]*2+[.W29])*8+[.X29];2);[.AA29];[.AM29])" office:value-type="string" office:string-value="19594sss">
            <text:p>19594sss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4.347cm" svg:height="0.991cm" svg:x="7.622cm" svg:y="12.702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30]*2+[.W30])*8+[.X30];2);[.AA30];[.AM30])" office:value-type="string" office:string-value="195B4sss">
            <text:p>195B4sss</text:p>
          </table:table-cell>
          <table:table-cell table:style-name="ce289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4" table:number-columns-spanned="5" table:number-rows-spanned="1">
            <text:p>14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9C0">
            <text:p>09C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style-name="ce190"/>
          <table:covered-table-cell table:style-name="ce190"/>
          <table:table-cell table:style-name="ce208" table:formula="of:=IF([.F31]=1;&quot;ddd&quot;;DEC2HEX((((((([.G31]*32+[.I31])*2+[.N31])*2+[.O31])*2+[.P31])*4+[.Q31]));3))" office:value-type="string" office:string-value="9C0" table:number-columns-spanned="12" table:number-rows-spanned="1">
            <text:p>9C0</text:p>
          </table:table-cell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table-cell table:style-name="ce190" office:value-type="string" table:number-columns-spanned="12" table:number-rows-spanned="1">
            <text:p>sss</text:p>
          </table:table-cell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table-cell table:style-name="ce71"/>
          <table:table-cell table:style-name="ce276" table:formula="of:=CONCATENATE(DEC2HEX(([.V31]*2+[.W31])*8+[.X31];2);[.AA31];[.AM31])" office:value-type="string" office:string-value="199C0sss">
            <text:p>199C0sss</text:p>
          </table:table-cell>
          <table:table-cell table:style-name="ce292" office:value-type="string">
            <text:p>Xpressnet packet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2]*2+[.D32])*2+[.E32])*2+[.F32])*4+[.G32])*32+[.I32])*2+[.N32])*2+[.O32])*2+[.P32])*4+[.Q32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32]=1;&quot;ddd&quot;;DEC2HEX((((((([.G32]*32+[.I32])*2+[.N32])*2+[.O32])*2+[.P32])*4+[.Q32]));3))" office:value-type="string" office:string-value="DE8" table:number-columns-spanned="12" table:number-rows-spanned="1">
            <text:p>DE8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32]*2+[.W32])*8+[.X32];2);[.AA32];[.AM32])" office:value-type="string" office:string-value="19DE8sss">
            <text:p>19DE8sss</text:p>
          </table:table-cell>
          <table:table-cell table:style-name="ce287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</text:span><text:span text:style-name="T3">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3]*2+[.D33])*2+[.E33])*2+[.F33])*4+[.G33])*32+[.I33])*2+[.N33])*2+[.O33])*2+[.P33])*4+[.Q33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style-name="ce191"/>
          <table:covered-table-cell table:style-name="ce191"/>
          <table:table-cell table:style-name="ce209" table:formula="of:=IF([.F33]=1;&quot;ddd&quot;;DEC2HEX((((((([.G33]*32+[.I33])*2+[.N33])*2+[.O33])*2+[.P33])*4+[.Q33]));3))" office:value-type="string" office:string-value="A08" table:number-columns-spanned="12" table:number-rows-spanned="1">
            <text:p>A08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191" office:value-type="string" table:number-columns-spanned="12" table:number-rows-spanned="1">
            <text:p>sss</text:p>
          </table:table-cell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table-cell table:style-name="ce265"/>
          <table:table-cell table:style-name="ce277" table:formula="of:=CONCATENATE(DEC2HEX(([.V33]*2+[.W33])*8+[.X33];2);[.AA33];[.AM33])" office:value-type="string" office:string-value="19A08sss">
            <text:p>19A08sss</text:p>
          </table:table-cell>
          <table:table-cell table:style-name="ce293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38" table:end-x="0.446cm" table:end-y="0.331cm" draw:z-index="12">
              <draw:custom-shape draw:style-name="gr1" svg:width="0.198cm" svg:height="0.247cm" draw:transform="rotate (-1.57079632679579) translate (0.44cm 0.54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cm 0.94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6cm 1.377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79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61cm" svg:x="0.111cm" svg:y="0.3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4]*2+[.D34])*2+[.E34])*2+[.F34])*4+[.G34])*32+[.I34])*2+[.N34])*2+[.O34])*2+[.P34])*4+[.Q34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66"/>
          <table:covered-table-cell table:style-name="ce278"/>
          <table:covered-table-cell table:style-name="ce294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5]*32+[.I35])*2+[.N35])*2+[.O35])*2+[.P35])*4+[.Q35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5]*2+[.W35])*8+[.X35];2);[.AA35];[.AM35])" office:value-type="string" office:string-value="1Adddsss">
            <text:p>1A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6]*2+[.W36])*8+[.X36];2);[.AA36];[.AM36])" office:value-type="string" office:string-value="1Bdddsss">
            <text:p>1B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7]*2+[.W37])*8+[.X37];2);[.AA37];[.AM37])" office:value-type="string" office:string-value="1Cdddsss">
            <text:p>1Cdddsss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193"/>
          <table:table-cell table:style-name="ce211" table:formula="of:=IF([.F$34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table-cell table:style-name="ce193" office:value-type="string" table:number-columns-spanned="12" table:number-rows-spanned="1">
            <text:p>sss</text:p>
          </table:table-cell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table-cell table:style-name="ce267"/>
          <table:table-cell table:style-name="ce279" table:formula="of:=CONCATENATE(DEC2HEX(([.V38]*2+[.W38])*8+[.X38];2);[.AA38];[.AM38])" office:value-type="string" office:string-value="1Ddddsss">
            <text:p>1Ddddsss</text:p>
          </table:table-cell>
          <table:table-cell table:style-name="ce296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49" table:end-x="4.844cm" table:end-y="0.387cm" draw:z-index="14" draw:style-name="gr2" draw:text-style-name="P1" svg:x1="4.844cm" svg:y1="0.051cm" svg:x2="3.467cm" svg:y2="4.323cm">
              <text:p/>
            </draw:line>
          </table:table-cell>
          <table:table-cell table:style-name="ce52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39]*2+[.D39])*2+[.E39])*2+[.F39])*4+[.G39])*32+[.I39])*2+[.N39])*2+[.O39])*2+[.P39])*4+[.Q39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212" table:formula="of:=IF([.F39]=1;&quot;ddd&quot;;DEC2HEX((((((([.G39]*32+[.I39])*2+[.N39])*2+[.O39])*2+[.P39])*4+[.Q39]));3))" office:value-type="string" office:string-value="A28" table:number-columns-spanned="12" table:number-rows-spanned="1">
            <text:p>A28</text:p>
          </table:table-cell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DEC2HEX(([.V39]*2+[.W39])*8+[.X39];2);[.AA39];[.AM39])" office:value-type="string" office:string-value="19A28sss">
            <text:p>19A28sss</text:p>
          </table:table-cell>
          <table:table-cell table:style-name="ce29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0]*2+[.D40])*2+[.E40])*2+[.F40])*4+[.G40])*32+[.I40])*2+[.N40])*2+[.O40])*2+[.P40])*4+[.Q40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13" table:formula="of:=IF([.F40]=1;&quot;ddd&quot;;DEC2HEX((((((([.G40]*32+[.I40])*2+[.N40])*2+[.O40])*2+[.P40])*4+[.Q40]));3))" office:value-type="string" office:string-value="A48" table:number-columns-spanned="12" table:number-rows-spanned="1">
            <text:p>A48</text:p>
          </table:table-cell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01" table:formula="of:=CONCATENATE(DEC2HEX(([.V40]*2+[.W40])*8+[.X40];2);[.AA40];[.AM40])" office:value-type="string" office:string-value="19A48sss">
            <text:p>19A48sss</text:p>
          </table:table-cell>
          <table:table-cell table:style-name="ce291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1]*2+[.D41])*2+[.E41])*2+[.F41])*4+[.G41])*32+[.I41])*2+[.N41])*2+[.O41])*2+[.P41])*4+[.Q41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14" table:formula="of:=IF([.F41]=1;&quot;ddd&quot;;DEC2HEX((((((([.G41]*32+[.I41])*2+[.N41])*2+[.O41])*2+[.P41])*4+[.Q41]));3))" office:value-type="string" office:string-value="CC8" table:number-columns-spanned="12" table:number-rows-spanned="1">
            <text:p>CC8</text:p>
          </table:table-cell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DEC2HEX(([.V41]*2+[.W41])*8+[.X41];2);[.AA41];[.AM41])" office:value-type="string" office:string-value="19CC8sss">
            <text:p>19CC8sss</text:p>
          </table:table-cell>
          <table:table-cell table:style-name="ce28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5.544cm" svg:height="0.991cm" svg:x="7.622cm" svg:y="17.678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2]*2+[.D42])*2+[.E42])*2+[.F42])*4+[.G42])*32+[.I42])*2+[.N42])*2+[.O42])*2+[.P42])*4+[.Q42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5" table:formula="of:=IF([.F42]=1;&quot;ddd&quot;;DEC2HEX((((((([.G42]*32+[.I42])*2+[.N42])*2+[.O42])*2+[.P42])*4+[.Q42]));3))" office:value-type="string" office:string-value="868" table:number-columns-spanned="12" table:number-rows-spanned="1">
            <text:p>868</text:p>
          </table:table-cell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2]*2+[.W42])*8+[.X42];2);[.AA42];[.AM42])" office:value-type="string" office:string-value="19868sss">
            <text:p>19868sss</text:p>
          </table:table-cell>
          <table:table-cell table:style-name="ce288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3]*2+[.D43])*2+[.E43])*2+[.F43])*4+[.G43])*32+[.I43])*2+[.N43])*2+[.O43])*2+[.P43])*4+[.Q43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style-name="ce188"/>
          <table:covered-table-cell table:style-name="ce188"/>
          <table:table-cell table:style-name="ce216" table:formula="of:=IF([.F43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3]*2+[.W43])*8+[.X43];2);[.AA43];[.AM43])" office:value-type="string" office:string-value="1Fdddsss">
            <text:p>1Fdddsss</text:p>
          </table:table-cell>
          <table:table-cell table:style-name="ce288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4.901cm" svg:height="0.991cm" svg:x="7.622cm" svg:y="18.508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7" table:formula="of:=IF([.F44]=1;&quot;ddd&quot;;DEC2HEX((((((([.G44]*32+[.I44])*2+[.N44])*2+[.O44])*2+[.P44])*4+[.Q44]));3))" office:value-type="string" office:string-value="888" table:number-columns-spanned="12" table:number-rows-spanned="1">
            <text:p>888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4" table:formula="of:=CONCATENATE(DEC2HEX(([.V44]*2+[.W44])*8+[.X44];2);[.AA44];[.AM44])" office:value-type="string" office:string-value="19888sss">
            <text:p>19888sss</text:p>
            <draw:ellipse table:end-cell-address="Headers.BA46" table:end-x="0.679cm" table:end-y="0.053cm" draw:z-index="11" draw:style-name="gr3" draw:text-style-name="P1" svg:width="0.775cm" svg:height="0.48cm" svg:x="1.956cm" svg:y="0.402cm">
              <text:p/>
            </draw:ellipse>
          </table:table-cell>
          <table:table-cell table:style-name="ce288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5]*2+[.D45])*2+[.E45])*2+[.F45])*4+[.G45])*32+[.I45])*2+[.N45])*2+[.O45])*2+[.P45])*4+[.Q45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18" table:formula="of:=IF([.F45]=1;&quot;ddd&quot;;DEC2HEX((((((([.G45]*32+[.I45])*2+[.N45])*2+[.O45])*2+[.P45])*4+[.Q45]));3))" office:value-type="string" office:string-value="8A8" table:number-columns-spanned="12" table:number-rows-spanned="1">
            <text:p>8A8</text:p>
          </table:table-cell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5" table:formula="of:=CONCATENATE(DEC2HEX(([.V45]*2+[.W45])*8+[.X45];2);[.AA45];[.AM45])" office:value-type="string" office:string-value="198A8sss">
            <text:p>198A8sss</text:p>
          </table:table-cell>
          <table:table-cell table:style-name="ce289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 table:number-columns-spanned="1" table:number-rows-spanned="2">
            <text:p>Extra</text:p>
          </table:table-cell>
          <table:table-cell table:style-name="ce38" office:value-type="string">
            <office:annotation draw:style-name="gr12" draw:text-style-name="P2" svg:width="3.372cm" svg:height="0.596cm" svg:x="7.622cm" svg:y="19.337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6]*2+[.D46])*2+[.E46])*2+[.F46])*4+[.G46])*32+[.I46])*2+[.N46])*2+[.O46])*2+[.P46])*4+[.Q46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style-name="ce200"/>
          <table:covered-table-cell table:style-name="ce200"/>
          <table:table-cell table:style-name="ce219" table:formula="of:=IF([.F46]=1;&quot;ddd&quot;;DEC2HEX((((((([.G46]*32+[.I46])*2+[.N46])*2+[.O46])*2+[.P46])*4+[.Q46]));3))" office:value-type="string" office:string-value="000" table:number-columns-spanned="12" table:number-rows-spanned="1">
            <text:p>000</text:p>
          </table:table-cell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table-cell table:style-name="ce245" office:value-type="string" table:number-columns-spanned="12" table:number-rows-spanned="1">
            <text:p>sss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14"/>
          <table:table-cell table:style-name="ce280" table:formula="of:=CONCATENATE(DEC2HEX(([.V46]*2+[.W46])*8+[.X46];2);[.AA46];[.AM46])" office:value-type="string" office:string-value="19000sss">
            <text:p>19000sss</text:p>
            <draw:line table:end-cell-address="Headers.AZ49" table:end-x="2.054cm" table:end-y="0.412cm" draw:z-index="0" draw:style-name="gr4" draw:text-style-name="P1" svg:x1="1.604cm" svg:y1="1.445cm" svg:x2="2.054cm" svg:y2="0.012cm">
              <text:p/>
            </draw:line>
          </table:table-cell>
          <table:table-cell table:style-name="ce298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office:annotation draw:style-name="gr11" draw:text-style-name="P2" svg:width="6.829cm" svg:height="0.991cm" svg:x="7.622cm" svg:y="19.752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7]*2+[.D47])*2+[.E47])*2+[.F47])*4+[.G47])*32+[.I47])*2+[.N47])*2+[.O47])*2+[.P47])*4+[.Q47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style-name="ce201"/>
          <table:covered-table-cell table:style-name="ce201"/>
          <table:table-cell table:style-name="ce220" table:formula="of:=IF([.F47]=1;&quot;ddd&quot;;DEC2HEX((((((([.G47]*32+[.I47])*2+[.N47])*2+[.O47])*2+[.P47])*4+[.Q47]));3))" office:value-type="string" office:string-value="020" table:number-columns-spanned="12" table:number-rows-spanned="1">
            <text:p>020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246" office:value-type="string" table:number-columns-spanned="12" table:number-rows-spanned="1">
            <text:p>ss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59"/>
          <table:table-cell table:style-name="ce281" table:formula="of:=CONCATENATE(DEC2HEX(([.V47]*2+[.W47])*8+[.X47];2);[.AA47];[.AM47])" office:value-type="string" office:string-value="19020sss">
            <text:p>19020sss</text:p>
          </table:table-cell>
          <table:table-cell table:style-name="ce299" office:value-type="string">
            <text:p>(Still under discussion)</text:p>
          </table:table-cell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T51" table:end-x="0.754cm" table:end-y="0.383cm" draw:z-index="7" draw:style-name="gr2" draw:text-style-name="P1" svg:x1="0.436cm" svg:y1="0.091cm" svg:x2="0.754cm" svg:y2="1.416cm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style-name="ce196"/>
          <table:covered-table-cell table:style-name="ce196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>
            <draw:line table:end-cell-address="Headers.AF51" table:end-x="0.346cm" table:end-y="0.365cm" draw:z-index="13" draw:style-name="gr2" draw:text-style-name="P1" svg:x1="0.757cm" svg:y1="0.026cm" svg:x2="0.25cm" svg:y2="1.398cm">
              <text:p/>
            </draw:line>
          </table:covered-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268"/>
          <table:table-cell table:style-name="ce282"/>
          <table:table-cell table:style-name="ce300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C69" table:end-x="0.348cm" table:end-y="0.017cm" draw:z-index="4" draw:style-name="gr5" draw:text-style-name="P1" svg:width="0.341cm" svg:height="7.848cm" draw:transform="rotate (1.5707963267946) translate (0.007cm 0.04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s.G52" table:end-x="0.434cm" table:end-y="0.223cm" draw:z-index="10" draw:style-name="gr6" draw:text-style-name="P1" svg:x1="0.866cm" svg:y1="0.364cm" svg:x2="0.022cm" svg:y2="1.053cm">
              <text:p/>
            </draw:line>
          </table:table-cell>
          <table:table-cell>
            <draw:custom-shape table:end-cell-address="Headers.G52" table:end-x="0.182cm" table:end-y="0.263cm" draw:z-index="9" draw:style-name="gr5" draw:text-style-name="P1" svg:width="0.121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59" table:end-x="0.004cm" table:end-y="0.102cm" draw:z-index="6" draw:style-name="gr6" draw:text-style-name="P1" svg:x1="0.436cm" svg:y1="0.111cm" svg:x2="0.095cm" svg:y2="3.835cm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78" table:end-x="0.143cm" table:end-y="0.12cm" draw:z-index="1" draw:style-name="gr5" draw:text-style-name="P1" svg:width="0.341cm" svg:height="11.693cm" draw:transform="rotate (1.5707963267946) translate (0.213cm 0.03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K54" table:end-x="0.406cm" table:end-y="0.404cm" draw:z-index="3" draw:style-name="gr6" draw:text-style-name="P1" svg:x1="0.315cm" svg:y1="0.086cm" svg:x2="0.817cm" svg:y2="2.063cm">
              <text:p/>
            </draw:line>
          </table:table-cell>
          <table:table-cell table:number-columns-repeated="10"/>
          <table:table-cell table:style-name="ce256" office:value-type="string" table:number-columns-spanned="4" table:number-rows-spanned="1">
            <text:p>f = Flags</text:p>
          </table:table-cell>
          <table:covered-table-cell table:style-name="ce177"/>
          <table:covered-table-cell table:style-name="ce177"/>
          <table:covered-table-cell table:style-name="ce177"/>
          <table:table-cell table:style-name="ce94"/>
          <table:table-cell table:style-name="ce247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3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2" table:end-x="0.234cm" table:end-y="0.395cm" draw:z-index="8" draw:style-name="gr5" draw:text-style-name="P1" svg:width="0.352cm" svg:height="8.117cm" draw:transform="rotate (1.5707963267946) translate (1.551cm 0.1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1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style-name="ce67"/>
          <table:covered-table-cell table:style-name="ce67"/>
          <table:covered-table-cell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74"/>
          <table:table-cell table:style-name="ce244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style-name="ce68"/>
          <table:covered-table-cell table:style-name="ce68"/>
          <table:covered-table-cell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57" office:value-type="string" table:number-columns-spanned="6" table:number-rows-spanned="1">
            <text:p><text:s text:c="2"/>r = Send 0, don't check.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69"/>
          <table:covered-table-cell table:style-name="ce283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>
            <draw:custom-shape table:end-cell-address="Headers.P91" table:end-x="0.345cm" table:end-y="0.258cm" draw:z-index="2" draw:style-name="gr5" draw:text-style-name="P1" svg:width="0.407cm" svg:height="14.519cm" draw:transform="rotate (1.5707963267946) translate (0.371cm 0.254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style-name="ce67"/>
          <table:covered-table-cell table:style-name="ce67"/>
          <table:covered-table-cell table:style-name="ce122"/>
          <table:covered-table-cell table:style-name="ce122"/>
          <table:table-cell table:style-name="ce157"/>
          <table:table-cell table:style-name="ce177" office:value-type="string">
            <text:p>R</text:p>
          </table:table-cell>
          <table:table-cell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style-name="ce177"/>
          <table:covered-table-cell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247" office:value-type="string" table:number-columns-spanned="12" table:number-rows-spanned="1">
            <text:p>Source-alias (hex)</text:p>
          </table:table-cell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259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style-name="ce70"/>
          <table:covered-table-cell table:style-name="ce70"/>
          <table:covered-table-cell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style-name="ce111"/>
          <table:covered-table-cell table:style-name="ce111"/>
          <table:covered-table-cell table:style-name="ce123"/>
          <table:covered-table-cell table:style-name="ce123"/>
          <table:table-cell table:style-name="ce158"/>
          <table:table-cell table:style-name="ce17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style-name="ce178"/>
          <table:covered-table-cell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table-cell table:style-name="ce248" office:value-type="string" table:number-columns-spanned="12" table:number-rows-spanned="1">
            <text:p>sss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0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89" table:end-x="0.416cm" table:end-y="0.408cm" draw:z-index="5" draw:style-name="gr5" draw:text-style-name="P1" svg:width="0.415cm" svg:height="12.322cm" draw:transform="rotate (1.5707963267946) translate (0.001cm 0.113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style-name="ce113"/>
          <table:covered-table-cell table:style-name="ce113"/>
          <table:covered-table-cell table:style-name="ce125"/>
          <table:covered-table-cell table:style-name="ce125"/>
          <table:table-cell table:style-name="ce159"/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style-name="ce180"/>
          <table:covered-table-cell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table-cell table:style-name="ce244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242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244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6"/>
        <table:table-column table:style-name="co10" table:default-cell-style-name="ce356"/>
        <table:table-column table:style-name="co14" table:default-cell-style-name="ce356"/>
        <table:table-column table:style-name="co10" table:number-columns-repeated="1017" table:default-cell-style-name="ce356"/>
        <table:table-row table:style-name="ro1">
          <table:table-cell/>
          <table:table-cell table:style-name="ce17" table:formula="of:=NOW()" office:value-type="date" office:date-value="2012-07-23T23:34:15">
            <text:p>23/07/12 23:34</text:p>
          </table:table-cell>
          <table:table-cell table:style-name="ce331" table:number-columns-repeated="2"/>
          <table:table-cell table:style-name="ce348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number-columns-repeated="2"/>
          <table:table-cell table:style-name="ce331" table:number-columns-repeated="2"/>
          <table:table-cell table:style-name="ce348"/>
          <table:table-cell table:style-name="ce360"/>
          <table:table-cell table:style-name="ce358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4">
          <table:table-cell/>
          <table:table-cell table:style-name="ce313" office:value-type="string" table:number-columns-spanned="3" table:number-rows-spanned="1">
            <text:p>General</text:p>
          </table:table-cell>
          <table:covered-table-cell table:style-name="ce200"/>
          <table:covered-table-cell table:style-name="ce126"/>
          <table:table-cell table:style-name="ce349" office:value-type="string" table:number-columns-spanned="3" table:number-rows-spanned="1">
            <text:p>CAN</text:p>
          </table:table-cell>
          <table:covered-table-cell table:style-name="ce361"/>
          <table:covered-table-cell table:style-name="ce367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5">
          <table:table-cell/>
          <table:table-cell table:style-name="ce314"/>
          <table:table-cell table:style-name="ce332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50"/>
          <table:table-cell table:style-name="ce362" table:formula="of:=[Headers.AZ4]" office:value-type="string" office:string-value="CAN Header&#10;(hex)">
            <text:p>CAN Header</text:p>
            <text:p>(hex)</text:p>
          </table:table-cell>
          <table:table-cell table:style-name="ce368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15" office:value-type="string">
            <text:p>Number of bits in field: </text:p>
          </table:table-cell>
          <table:table-cell table:style-name="ce274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1"/>
          <table:table-cell table:style-name="ce363" table:formula="of:=[Headers.AZ5]" office:value-type="float" office:value="29">
            <text:p>29</text:p>
          </table:table-cell>
          <table:table-cell table:style-name="ce369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6"/>
          <table:table-cell table:style-name="ce271"/>
          <table:table-cell table:style-name="ce127"/>
          <table:table-cell table:style-name="ce318"/>
          <table:table-cell table:style-name="ce364"/>
          <table:table-cell table:style-name="ce370"/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6">
            <text:p>Basic</text:p>
          </table:table-cell>
          <table:table-cell table:style-name="ce317" office:value-type="string">
            <office:annotation draw:style-name="gr7" draw:text-style-name="P2" svg:width="8.07cm" svg:height="2.176cm" svg:x="7.622cm" svg:y="1.717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3" table:formula="of:=[Headers.T7]" office:value-type="string" office:string-value="0100">
            <text:p>0100</text:p>
          </table:table-cell>
          <table:table-cell table:style-name="ce343" office:value-type="string">
            <text:p>Source</text:p>
          </table:table-cell>
          <table:table-cell table:style-name="ce351" table:formula="of:=[.B7]" office:value-type="string" office:string-value="Initialization Complete">
            <text:p>Initialization Complete</text:p>
          </table:table-cell>
          <table:table-cell table:style-name="ce363" table:formula="of:=[Headers.AZ7]" office:value-type="string" office:string-value="19100sss">
            <text:p>19100sss</text:p>
          </table:table-cell>
          <table:table-cell table:style-name="ce371" table:formula="of:=[Headers.BA7]" office:value-type="string" office:string-value="Full Source Node ID">
            <text:p>Full Source Node 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8.708cm" svg:height="2.571cm" svg:x="7.622cm" svg:y="2.131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3" table:formula="of:=[Headers.T8]" office:value-type="string" office:string-value="0488">
            <text:p>0488</text:p>
          </table:table-cell>
          <table:table-cell table:style-name="ce343" office:value-type="string">
            <text:p>Destination, Source</text:p>
          </table:table-cell>
          <table:table-cell table:style-name="ce351" table:formula="of:=[.B8]" office:value-type="string" office:string-value="Verify Node ID Number Addressed">
            <text:p>Verify Node ID Number Addressed</text:p>
          </table:table-cell>
          <table:table-cell table:style-name="ce363" table:formula="of:=[Headers.AZ8]" office:value-type="string" office:string-value="19488sss">
            <text:p>19488sss</text:p>
          </table:table-cell>
          <table:table-cell table:style-name="ce371" table:formula="of:=[Headers.BA8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8.441cm" svg:height="2.571cm" svg:x="7.533cm" svg:y="2.605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3" table:formula="of:=[Headers.T9]" office:value-type="string" office:string-value="0490">
            <text:p>0490</text:p>
          </table:table-cell>
          <table:table-cell table:style-name="ce343" office:value-type="string">
            <text:p>Source</text:p>
          </table:table-cell>
          <table:table-cell table:style-name="ce351" table:formula="of:=[.B9]" office:value-type="string" office:string-value="Verify Node ID Number Global">
            <text:p>Verify Node ID Number Global</text:p>
          </table:table-cell>
          <table:table-cell table:style-name="ce363" table:formula="of:=[Headers.AZ9]" office:value-type="string" office:string-value="19490sss">
            <text:p>19490sss</text:p>
          </table:table-cell>
          <table:table-cell table:style-name="ce371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Verified Node ID Number</text:p>
          </table:table-cell>
          <table:table-cell table:style-name="ce333" table:formula="of:=[Headers.T10]" office:value-type="string" office:string-value="0170">
            <text:p>0170</text:p>
          </table:table-cell>
          <table:table-cell table:style-name="ce343" office:value-type="string">
            <text:p>Source</text:p>
          </table:table-cell>
          <table:table-cell table:style-name="ce351" table:formula="of:=[.B10]" office:value-type="string" office:string-value="Verified Node ID Number">
            <text:p>Verified Node ID Number</text:p>
          </table:table-cell>
          <table:table-cell table:style-name="ce363" table:formula="of:=[Headers.AZ10]" office:value-type="string" office:string-value="19170sss">
            <text:p>19170sss</text:p>
          </table:table-cell>
          <table:table-cell table:style-name="ce371" table:formula="of:=[Headers.BA10]" office:value-type="string" office:string-value="{Full Source Node ID}">
            <text:p>{Full Source Node ID}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Optional Interaction Rejected</text:p>
          </table:table-cell>
          <table:table-cell table:style-name="ce333" table:formula="of:=[Headers.T11]" office:value-type="string" office:string-value="0068">
            <text:p>006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1]" office:value-type="string" office:string-value="Optional Interaction Rejected">
            <text:p>Optional Interaction Rejected</text:p>
          </table:table-cell>
          <table:table-cell table:style-name="ce363" table:formula="of:=[Headers.AZ11]" office:value-type="string" office:string-value="19068sss">
            <text:p>19068sss</text:p>
          </table:table-cell>
          <table:table-cell table:style-name="ce371" table:formula="of:=[Headers.BA11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7" office:value-type="string">
            <text:p>Terminate Due to Error</text:p>
          </table:table-cell>
          <table:table-cell table:style-name="ce333" table:formula="of:=[Headers.T12]" office:value-type="string" office:string-value="00A8">
            <text:p>00A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2]" office:value-type="string" office:string-value="Terminate Due to Error">
            <text:p>Terminate Due to Error</text:p>
          </table:table-cell>
          <table:table-cell table:style-name="ce363" table:formula="of:=[Headers.AZ12]" office:value-type="string" office:string-value="190A8sss">
            <text:p>190A8sss</text:p>
          </table:table-cell>
          <table:table-cell table:style-name="ce371" table:formula="of:=[Headers.BA12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4" office:value-type="string" table:number-columns-spanned="1" table:number-rows-spanned="2">
            <text:p>Protocol Support</text:p>
          </table:table-cell>
          <table:table-cell table:style-name="ce318" office:value-type="string">
            <text:p>Protocol Support Inquiry</text:p>
          </table:table-cell>
          <table:table-cell table:style-name="ce334" table:formula="of:=[Headers.T13]" office:value-type="string" office:string-value="0828">
            <text:p>0828</text:p>
          </table:table-cell>
          <table:table-cell table:style-name="ce344" office:value-type="string">
            <text:p>Destination, Source</text:p>
          </table:table-cell>
          <table:table-cell table:style-name="ce318" table:formula="of:=[.B13]" office:value-type="string" office:string-value="Protocol Support Inquiry">
            <text:p>Protocol Support Inquiry</text:p>
          </table:table-cell>
          <table:table-cell table:style-name="ce364" table:formula="of:=[Headers.AZ13]" office:value-type="string" office:string-value="19828sss">
            <text:p>19828sss</text:p>
          </table:table-cell>
          <table:table-cell table:style-name="ce372" table:formula="of:=[Headers.BA13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18" office:value-type="string">
            <text:p>Protocol Support Reply</text:p>
          </table:table-cell>
          <table:table-cell table:style-name="ce334" table:formula="of:=[Headers.T14]" office:value-type="string" office:string-value="0668">
            <text:p>0668</text:p>
          </table:table-cell>
          <table:table-cell table:style-name="ce344" office:value-type="string">
            <text:p>Destination, Source, Protocol flags</text:p>
          </table:table-cell>
          <table:table-cell table:style-name="ce318" table:formula="of:=[.B14]" office:value-type="string" office:string-value="Protocol Support Reply">
            <text:p>Protocol Support Reply</text:p>
          </table:table-cell>
          <table:table-cell table:style-name="ce364" table:formula="of:=[Headers.AZ14]" office:value-type="string" office:string-value="19668sss">
            <text:p>19668sss</text:p>
          </table:table-cell>
          <table:table-cell table:style-name="ce372" table:formula="of:=[Headers.BA14]" office:value-type="string" office:string-value="fddd, Protocol flags">
            <text:p>fddd, Protocol flags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16">
            <text:p>Event Exchange</text:p>
          </table:table-cell>
          <table:table-cell table:style-name="ce317" office:value-type="string">
            <text:p>Identify Consumer</text:p>
          </table:table-cell>
          <table:table-cell table:style-name="ce333" table:formula="of:=[Headers.T15]" office:value-type="string" office:string-value="08F4">
            <text:p>08F4</text:p>
          </table:table-cell>
          <table:table-cell table:style-name="ce343" office:value-type="string">
            <text:p>EventID, Source</text:p>
          </table:table-cell>
          <table:table-cell table:style-name="ce351" table:formula="of:=[.B15]" office:value-type="string" office:string-value="Identify Consumer">
            <text:p>Identify Consumer</text:p>
          </table:table-cell>
          <table:table-cell table:style-name="ce363" table:formula="of:=[Headers.AZ15]" office:value-type="string" office:string-value="198F4sss">
            <text:p>198F4sss</text:p>
          </table:table-cell>
          <table:table-cell table:style-name="ce371" table:formula="of:=[Headers.BA1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9" draw:text-style-name="P2" svg:width="10.352cm" svg:height="2.966cm" svg:x="7.622cm" svg:y="5.449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3" table:formula="of:=[Headers.T16]" office:value-type="string" office:string-value="04A4">
            <text:p>04A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16]" office:value-type="string" office:string-value="Consumer Identify Range ">
            <text:p>Consumer Identify Range </text:p>
          </table:table-cell>
          <table:table-cell table:style-name="ce363" table:formula="of:=[Headers.AZ16]" office:value-type="string" office:string-value="194A4sss">
            <text:p>194A4sss</text:p>
          </table:table-cell>
          <table:table-cell table:style-name="ce371" table:formula="of:=[Headers.BA16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Consumer Identified w validity unknown</text:p>
          </table:table-cell>
          <table:table-cell table:style-name="ce333" table:formula="of:=[Headers.T17]" office:value-type="string" office:string-value="04C7">
            <text:p>04C7</text:p>
          </table:table-cell>
          <table:table-cell table:style-name="ce343" office:value-type="string">
            <text:p>EventID, Source</text:p>
          </table:table-cell>
          <table:table-cell table:style-name="ce351" table:formula="of:=[.B17]" office:value-type="string" office:string-value="Consumer Identified w validity unknown">
            <text:p>Consumer Identified w validity unknown</text:p>
          </table:table-cell>
          <table:table-cell table:style-name="ce363" table:formula="of:=[Headers.AZ17]" office:value-type="string" office:string-value="194C7sss">
            <text:p>194C7sss</text:p>
          </table:table-cell>
          <table:table-cell table:style-name="ce371" table:formula="of:=[Headers.BA17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754cm" svg:height="1.386cm" svg:x="7.622cm" svg:y="6.279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3" table:formula="of:=[Headers.T18]" office:value-type="string" office:string-value="04C4">
            <text:p>04C4</text:p>
          </table:table-cell>
          <table:table-cell table:style-name="ce343" office:value-type="string">
            <text:p>EventID, Source</text:p>
          </table:table-cell>
          <table:table-cell table:style-name="ce351" table:formula="of:=[.B18]" office:value-type="string" office:string-value="Consumer Identified as currently valid">
            <text:p>Consumer Identified as currently valid</text:p>
          </table:table-cell>
          <table:table-cell table:style-name="ce363" table:formula="of:=[Headers.AZ18]" office:value-type="string" office:string-value="194C4sss">
            <text:p>194C4sss</text:p>
          </table:table-cell>
          <table:table-cell table:style-name="ce371" table:formula="of:=[Headers.BA18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Consumer Identified as currently invalid</text:p>
          </table:table-cell>
          <table:table-cell table:style-name="ce333" table:formula="of:=[Headers.T19]" office:value-type="string" office:string-value="04C5">
            <text:p>04C5</text:p>
          </table:table-cell>
          <table:table-cell table:style-name="ce343" office:value-type="string">
            <text:p>EventID, Source</text:p>
          </table:table-cell>
          <table:table-cell table:style-name="ce351" table:formula="of:=[.B19]" office:value-type="string" office:string-value="Consumer Identified as currently invalid">
            <text:p>Consumer Identified as currently invalid</text:p>
          </table:table-cell>
          <table:table-cell table:style-name="ce363" table:formula="of:=[Headers.AZ19]" office:value-type="string" office:string-value="194C5sss">
            <text:p>194C5sss</text:p>
          </table:table-cell>
          <table:table-cell table:style-name="ce371" table:formula="of:=[Headers.BA1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754cm" svg:height="1.386cm" svg:x="7.622cm" svg:y="7.108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3" table:formula="of:=[Headers.T20]" office:value-type="string" office:string-value="04C6">
            <text:p>04C6</text:p>
          </table:table-cell>
          <table:table-cell table:style-name="ce343" office:value-type="string">
            <text:p>EventID, Source</text:p>
          </table:table-cell>
          <table:table-cell table:style-name="ce351" table:formula="of:=[.B20]" office:value-type="string" office:string-value="Consumer Identified (reserved)">
            <text:p>Consumer Identified (reserved)</text:p>
          </table:table-cell>
          <table:table-cell table:style-name="ce363" table:formula="of:=[Headers.AZ20]" office:value-type="string" office:string-value="194C6sss">
            <text:p>194C6sss</text:p>
          </table:table-cell>
          <table:table-cell table:style-name="ce371" table:formula="of:=[Headers.BA2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Identify Producer</text:p>
          </table:table-cell>
          <table:table-cell table:style-name="ce333" table:formula="of:=[Headers.T21]" office:value-type="string" office:string-value="0914">
            <text:p>0914</text:p>
          </table:table-cell>
          <table:table-cell table:style-name="ce343" office:value-type="string">
            <text:p>EventID, Source</text:p>
          </table:table-cell>
          <table:table-cell table:style-name="ce351" table:formula="of:=[.B21]" office:value-type="string" office:string-value="Identify Producer">
            <text:p>Identify Producer</text:p>
          </table:table-cell>
          <table:table-cell table:style-name="ce363" table:formula="of:=[Headers.AZ21]" office:value-type="string" office:string-value="19914sss">
            <text:p>19914sss</text:p>
          </table:table-cell>
          <table:table-cell table:style-name="ce371" table:formula="of:=[Headers.BA21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20" office:value-type="string">
            <office:annotation draw:style-name="gr9" draw:text-style-name="P2" svg:width="10.175cm" svg:height="2.966cm" svg:x="7.622cm" svg:y="7.938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3" table:formula="of:=[Headers.T22]" office:value-type="string" office:string-value="0524">
            <text:p>052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22]" office:value-type="string" office:string-value="Producer Identify Range">
            <text:p>Producer Identify Range</text:p>
          </table:table-cell>
          <table:table-cell table:style-name="ce363" table:formula="of:=[Headers.AZ22]" office:value-type="string" office:string-value="19524sss">
            <text:p>19524sss</text:p>
          </table:table-cell>
          <table:table-cell table:style-name="ce371" table:formula="of:=[Headers.BA22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Producer Identified w validity unknown</text:p>
          </table:table-cell>
          <table:table-cell table:style-name="ce333" table:formula="of:=[Headers.T23]" office:value-type="string" office:string-value="0547">
            <text:p>0547</text:p>
          </table:table-cell>
          <table:table-cell table:style-name="ce343" office:value-type="string">
            <text:p>EventID, Source</text:p>
          </table:table-cell>
          <table:table-cell table:style-name="ce351" table:formula="of:=[.B23]" office:value-type="string" office:string-value="Producer Identified w validity unknown">
            <text:p>Producer Identified w validity unknown</text:p>
          </table:table-cell>
          <table:table-cell table:style-name="ce363" table:formula="of:=[Headers.AZ23]" office:value-type="string" office:string-value="19547sss">
            <text:p>19547sss</text:p>
          </table:table-cell>
          <table:table-cell table:style-name="ce371" table:formula="of:=[Headers.BA23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687cm" svg:height="1.386cm" svg:x="7.622cm" svg:y="8.767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3" table:formula="of:=[Headers.T24]" office:value-type="string" office:string-value="0544">
            <text:p>0544</text:p>
          </table:table-cell>
          <table:table-cell table:style-name="ce343" office:value-type="string">
            <text:p>EventID, Source</text:p>
          </table:table-cell>
          <table:table-cell table:style-name="ce351" table:formula="of:=[.B24]" office:value-type="string" office:string-value="Producer Identified as currently valid">
            <text:p>Producer Identified as currently valid</text:p>
          </table:table-cell>
          <table:table-cell table:style-name="ce363" table:formula="of:=[Headers.AZ24]" office:value-type="string" office:string-value="19544sss">
            <text:p>19544sss</text:p>
          </table:table-cell>
          <table:table-cell table:style-name="ce371" table:formula="of:=[Headers.BA24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Producer Identified as currently invalid</text:p>
          </table:table-cell>
          <table:table-cell table:style-name="ce333" table:formula="of:=[Headers.T25]" office:value-type="string" office:string-value="0545">
            <text:p>0545</text:p>
          </table:table-cell>
          <table:table-cell table:style-name="ce343" office:value-type="string">
            <text:p>EventID, Source</text:p>
          </table:table-cell>
          <table:table-cell table:style-name="ce351" table:formula="of:=[.B25]" office:value-type="string" office:string-value="Producer Identified as currently invalid">
            <text:p>Producer Identified as currently invalid</text:p>
          </table:table-cell>
          <table:table-cell table:style-name="ce363" table:formula="of:=[Headers.AZ25]" office:value-type="string" office:string-value="19545sss">
            <text:p>19545sss</text:p>
          </table:table-cell>
          <table:table-cell table:style-name="ce371" table:formula="of:=[Headers.BA2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9.687cm" svg:height="1.386cm" svg:x="7.622cm" svg:y="9.596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3" table:formula="of:=[Headers.T26]" office:value-type="string" office:string-value="0546">
            <text:p>0546</text:p>
          </table:table-cell>
          <table:table-cell table:style-name="ce343" office:value-type="string">
            <text:p>EventID, Source</text:p>
          </table:table-cell>
          <table:table-cell table:style-name="ce351" table:formula="of:=[.B26]" office:value-type="string" office:string-value="Producer Identified (reserved)">
            <text:p>Producer Identified (reserved)</text:p>
          </table:table-cell>
          <table:table-cell table:style-name="ce363" table:formula="of:=[Headers.AZ26]" office:value-type="string" office:string-value="19546sss">
            <text:p>19546sss</text:p>
          </table:table-cell>
          <table:table-cell table:style-name="ce371" table:formula="of:=[Headers.BA26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Identify Events Addressed</text:p>
          </table:table-cell>
          <table:table-cell table:style-name="ce333" table:formula="of:=[Headers.T27]" office:value-type="string" office:string-value="0968">
            <text:p>0968</text:p>
          </table:table-cell>
          <table:table-cell table:style-name="ce343" office:value-type="string">
            <text:p>Destination, Source</text:p>
          </table:table-cell>
          <table:table-cell table:style-name="ce351" table:formula="of:=[.B27]" office:value-type="string" office:string-value="Identify Events Addressed">
            <text:p>Identify Events Addressed</text:p>
          </table:table-cell>
          <table:table-cell table:style-name="ce363" table:formula="of:=[Headers.AZ27]" office:value-type="string" office:string-value="19968sss">
            <text:p>19968sss</text:p>
          </table:table-cell>
          <table:table-cell table:style-name="ce371" table:formula="of:=[Headers.BA27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6.408cm" svg:height="0.991cm" svg:x="7.622cm" svg:y="10.426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3" table:formula="of:=[Headers.T28]" office:value-type="string" office:string-value="0970">
            <text:p>0970</text:p>
          </table:table-cell>
          <table:table-cell table:style-name="ce343" office:value-type="string">
            <text:p>Source</text:p>
          </table:table-cell>
          <table:table-cell table:style-name="ce351" table:formula="of:=[.B28]" office:value-type="string" office:string-value="Identify Events Global">
            <text:p>Identify Events Global</text:p>
          </table:table-cell>
          <table:table-cell table:style-name="ce363" table:formula="of:=[Headers.AZ28]" office:value-type="string" office:string-value="19970sss">
            <text:p>19970sss</text:p>
          </table:table-cell>
          <table:table-cell table:style-name="ce371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Learn Event</text:p>
          </table:table-cell>
          <table:table-cell table:style-name="ce333" table:formula="of:=[Headers.T29]" office:value-type="string" office:string-value="0594">
            <text:p>0594</text:p>
          </table:table-cell>
          <table:table-cell table:style-name="ce343" office:value-type="string">
            <text:p>EventID, Source</text:p>
          </table:table-cell>
          <table:table-cell table:style-name="ce351" table:formula="of:=[.B29]" office:value-type="string" office:string-value="Learn Event">
            <text:p>Learn Event</text:p>
          </table:table-cell>
          <table:table-cell table:style-name="ce363" table:formula="of:=[Headers.AZ29]" office:value-type="string" office:string-value="19594sss">
            <text:p>19594sss</text:p>
          </table:table-cell>
          <table:table-cell table:style-name="ce371" table:formula="of:=[Headers.BA2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4.347cm" svg:height="0.991cm" svg:x="7.622cm" svg:y="11.255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3" table:formula="of:=[Headers.T30]" office:value-type="string" office:string-value="05B4">
            <text:p>05B4</text:p>
          </table:table-cell>
          <table:table-cell table:style-name="ce343" office:value-type="string">
            <text:p>EventID, Source</text:p>
          </table:table-cell>
          <table:table-cell table:style-name="ce351" table:formula="of:=[.B30]" office:value-type="string" office:string-value="Producer/Consumer Event Report">
            <text:p>Producer/Consumer Event Report</text:p>
          </table:table-cell>
          <table:table-cell table:style-name="ce363" table:formula="of:=[Headers.AZ30]" office:value-type="string" office:string-value="195B4sss">
            <text:p>195B4sss</text:p>
          </table:table-cell>
          <table:table-cell table:style-name="ce371" table:formula="of:=[Headers.BA3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4" office:value-type="string">
            <text:p>Other</text:p>
          </table:table-cell>
          <table:table-cell table:style-name="ce318" office:value-type="string">
            <text:p>Xpressnet</text:p>
          </table:table-cell>
          <table:table-cell table:style-name="ce334" table:formula="of:=[Headers.T31]" office:value-type="string" office:string-value="09C0">
            <text:p>09C0</text:p>
          </table:table-cell>
          <table:table-cell table:style-name="ce344" office:value-type="string">
            <text:p>Source, Xpressnet packet</text:p>
          </table:table-cell>
          <table:table-cell table:style-name="ce318" table:formula="of:=[.B31]" office:value-type="string" office:string-value="Xpressnet">
            <text:p>Xpressnet</text:p>
          </table:table-cell>
          <table:table-cell table:style-name="ce364" table:formula="of:=[Headers.AZ31]" office:value-type="string" office:string-value="199C0sss">
            <text:p>199C0sss</text:p>
          </table:table-cell>
          <table:table-cell table:style-name="ce372" table:formula="of:=[Headers.BA31]" office:value-type="string" office:string-value="Xpressnet packet">
            <text:p>Xpressnet packet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2">
            <text:p>Ident</text:p>
          </table:table-cell>
          <table:table-cell table:style-name="ce317" office:value-type="string">
            <text:p>Simple Node Ident Info Request</text:p>
          </table:table-cell>
          <table:table-cell table:style-name="ce333" table:formula="of:=[Headers.T32]" office:value-type="string" office:string-value="0DE8">
            <text:p>0DE8</text:p>
          </table:table-cell>
          <table:table-cell table:style-name="ce343" office:value-type="string">
            <text:p>Destination, Source</text:p>
          </table:table-cell>
          <table:table-cell table:style-name="ce318" table:formula="of:=[.B32]" office:value-type="string" office:string-value="Simple Node Ident Info Request">
            <text:p>Simple Node Ident Info Request</text:p>
          </table:table-cell>
          <table:table-cell table:style-name="ce364" table:formula="of:=[Headers.AZ32]" office:value-type="string" office:string-value="19DE8sss">
            <text:p>19DE8sss</text:p>
          </table:table-cell>
          <table:table-cell table:style-name="ce372" table:formula="of:=[Headers.BA32]" office:value-type="string" office:string-value="fddd">
            <text:p>fddd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7" office:value-type="string">
            <text:p><text:span text:style-name="T3">Simple Node </text:span><text:span text:style-name="T3">Ident Info</text:span><text:span text:style-name="T4"> Reply</text:span></text:p>
          </table:table-cell>
          <table:table-cell table:style-name="ce333" table:formula="of:=[Headers.T33]" office:value-type="string" office:string-value="0A08">
            <text:p>0A0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33]" office:value-type="string" office:string-value="Simple Node Ident Info Reply">
            <text:p>Simple Node Ident Info Reply</text:p>
          </table:table-cell>
          <table:table-cell table:style-name="ce363" table:formula="of:=[Headers.AZ33]" office:value-type="string" office:string-value="19A08sss">
            <text:p>19A08sss</text:p>
          </table:table-cell>
          <table:table-cell table:style-name="ce371" table:formula="of:=[Headers.BA33]" office:value-type="string" office:string-value="fddd, data bytes">
            <text:p>fddd, data bytes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6" office:value-type="string" table:number-columns-spanned="1" table:number-rows-spanned="6">
            <text:p>Datagram</text:p>
          </table:table-cell>
          <table:table-cell table:style-name="ce321" office:value-type="string" table:number-columns-spanned="1" table:number-rows-spanned="4">
            <text:p>Datagram Content</text:p>
          </table:table-cell>
          <table:table-cell table:style-name="ce335" table:formula="of:=[Headers.T34]" office:value-type="string" office:string-value="1C48" table:number-columns-spanned="1" table:number-rows-spanned="4">
            <text:p>1C48</text:p>
          </table:table-cell>
          <table:table-cell table:style-name="ce345" office:value-type="string" table:number-columns-spanned="1" table:number-rows-spanned="4">
            <text:p>Destination, Source, Data bytes</text:p>
          </table:table-cell>
          <table:table-cell table:style-name="ce352" office:value-type="string">
            <text:p><text:s text:c="6"/>CAN-Datagram Content (one frame)</text:p>
          </table:table-cell>
          <table:table-cell table:style-name="ce363" table:formula="of:=[Headers.AZ35]" office:value-type="string" office:string-value="1Adddsss">
            <text:p>1Adddsss</text:p>
          </table:table-cell>
          <table:table-cell table:style-name="ce371" table:formula="of:=[Headers.BA35]" office:value-type="string" office:string-value="Data (0-8 bytes) ">
            <text:p>Data (0-8 bytes) 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2"/>
          <table:covered-table-cell table:style-name="ce336"/>
          <table:covered-table-cell table:style-name="ce346"/>
          <table:table-cell table:style-name="ce353" office:value-type="string">
            <text:p><text:s text:c="6"/>CAN-Datagram Content (first frame)</text:p>
          </table:table-cell>
          <table:table-cell table:style-name="ce363" table:formula="of:=[Headers.AZ36]" office:value-type="string" office:string-value="1Bdddsss">
            <text:p>1Bdddsss</text:p>
          </table:table-cell>
          <table:table-cell table:style-name="ce371" table:formula="of:=[Headers.BA36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middle frame)</text:p>
          </table:table-cell>
          <table:table-cell table:style-name="ce363" table:formula="of:=[Headers.AZ37]" office:value-type="string" office:string-value="1Cdddsss">
            <text:p>1Cdddsss</text:p>
          </table:table-cell>
          <table:table-cell table:style-name="ce371" table:formula="of:=[Headers.BA37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last frame)</text:p>
          </table:table-cell>
          <table:table-cell table:style-name="ce363" table:formula="of:=[Headers.AZ38]" office:value-type="string" office:string-value="1Ddddsss">
            <text:p>1Ddddsss</text:p>
          </table:table-cell>
          <table:table-cell table:style-name="ce371" table:formula="of:=[Headers.BA38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24" office:value-type="string">
            <text:p>Datagram Received OK</text:p>
          </table:table-cell>
          <table:table-cell table:style-name="ce334" table:formula="of:=[Headers.T39]" office:value-type="string" office:string-value="0A28">
            <text:p>0A28</text:p>
          </table:table-cell>
          <table:table-cell table:style-name="ce344" office:value-type="string">
            <text:p>Destination, Source</text:p>
          </table:table-cell>
          <table:table-cell table:style-name="ce318" table:formula="of:=[.B38]" office:value-type="string" office:string-value="Datagram Received OK">
            <text:p>Datagram Received OK</text:p>
          </table:table-cell>
          <table:table-cell table:style-name="ce364" table:formula="of:=[Headers.AZ39]" office:value-type="string" office:string-value="19A28sss">
            <text:p>19A28sss</text:p>
          </table:table-cell>
          <table:table-cell table:style-name="ce372" table:formula="of:=[Headers.BA39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4"/>
          <table:table-cell table:style-name="ce324" office:value-type="string">
            <text:p>Datagram Rejected</text:p>
          </table:table-cell>
          <table:table-cell table:style-name="ce334" table:formula="of:=[Headers.T40]" office:value-type="string" office:string-value="0A48">
            <text:p>0A48</text:p>
          </table:table-cell>
          <table:table-cell table:style-name="ce344" office:value-type="string">
            <text:p>Destination, Source, Error code</text:p>
          </table:table-cell>
          <table:table-cell table:style-name="ce318" table:formula="of:=[.B39]" office:value-type="string" office:string-value="Datagram Rejected">
            <text:p>Datagram Rejected</text:p>
          </table:table-cell>
          <table:table-cell table:style-name="ce364" table:formula="of:=[Headers.AZ40]" office:value-type="string" office:string-value="19A48sss">
            <text:p>19A48sss</text:p>
          </table:table-cell>
          <table:table-cell table:style-name="ce372" table:formula="of:=[Headers.BA40]" office:value-type="string" office:string-value="fddd, error code">
            <text:p>fddd, error code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5" office:value-type="string" table:number-columns-spanned="1" table:number-rows-spanned="5">
            <text:p>Stream</text:p>
          </table:table-cell>
          <table:table-cell table:style-name="ce319" office:value-type="string">
            <text:p>Stream Initiate Request</text:p>
          </table:table-cell>
          <table:table-cell table:style-name="ce333" table:formula="of:=[Headers.T41]" office:value-type="string" office:string-value="0CC8">
            <text:p>0CC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0]" office:value-type="string" office:string-value="Stream Initiate Request">
            <text:p>Stream Initiate Request</text:p>
          </table:table-cell>
          <table:table-cell table:style-name="ce363" table:formula="of:=[Headers.AZ41]" office:value-type="string" office:string-value="19CC8sss">
            <text:p>19CC8sss</text:p>
          </table:table-cell>
          <table:table-cell table:style-name="ce371" table:formula="of:=[Headers.BA41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5.544cm" svg:height="0.991cm" svg:x="7.622cm" svg:y="15.817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3" table:formula="of:=[Headers.T42]" office:value-type="string" office:string-value="0868">
            <text:p>086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1]" office:value-type="string" office:string-value="Stream Initiate Reply">
            <text:p>Stream Initiate Reply</text:p>
          </table:table-cell>
          <table:table-cell table:style-name="ce363" table:formula="of:=[Headers.AZ42]" office:value-type="string" office:string-value="19868sss">
            <text:p>19868sss</text:p>
          </table:table-cell>
          <table:table-cell table:style-name="ce371" table:formula="of:=[Headers.BA42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Stream Data Send</text:p>
          </table:table-cell>
          <table:table-cell table:style-name="ce333" table:formula="of:=[Headers.T43]" office:value-type="string" office:string-value="1F88">
            <text:p>1F8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42]" office:value-type="string" office:string-value="Stream Data Send">
            <text:p>Stream Data Send</text:p>
          </table:table-cell>
          <table:table-cell table:style-name="ce363" table:formula="of:=[Headers.AZ43]" office:value-type="string" office:string-value="1Fdddsss">
            <text:p>1Fdddsss</text:p>
          </table:table-cell>
          <table:table-cell table:style-name="ce371" table:formula="of:=[Headers.BA43]" office:value-type="string" office:string-value="Data (0-8 bytes)">
            <text:p>Data (0-8 bytes)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4.901cm" svg:height="0.991cm" svg:x="7.622cm" svg:y="16.647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3" table:formula="of:=[Headers.T44]" office:value-type="string" office:string-value="0888">
            <text:p>0888</text:p>
          </table:table-cell>
          <table:table-cell table:style-name="ce343" office:value-type="string">
            <text:p>Destination, Source, ID</text:p>
          </table:table-cell>
          <table:table-cell table:style-name="ce351" table:formula="of:=[.B43]" office:value-type="string" office:string-value="Stream Data Proceed">
            <text:p>Stream Data Proceed</text:p>
          </table:table-cell>
          <table:table-cell table:style-name="ce363" table:formula="of:=[Headers.AZ44]" office:value-type="string" office:string-value="19888sss">
            <text:p>19888sss</text:p>
          </table:table-cell>
          <table:table-cell table:style-name="ce371" table:formula="of:=[Headers.BA44]" office:value-type="string" office:string-value="fddd, srcSID, dstSID">
            <text:p>fddd, srcSID, dst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305"/>
          <table:table-cell table:style-name="ce319" office:value-type="string">
            <text:p>Stream Data Complete</text:p>
          </table:table-cell>
          <table:table-cell table:style-name="ce333" table:formula="of:=[Headers.T45]" office:value-type="string" office:string-value="08A8">
            <text:p>08A8</text:p>
          </table:table-cell>
          <table:table-cell table:style-name="ce343" office:value-type="string">
            <text:p>Destination, Source, ID, {len}</text:p>
          </table:table-cell>
          <table:table-cell table:style-name="ce351" table:formula="of:=[.B44]" office:value-type="string" office:string-value="Stream Data Complete">
            <text:p>Stream Data Complete</text:p>
          </table:table-cell>
          <table:table-cell table:style-name="ce363" table:formula="of:=[Headers.AZ45]" office:value-type="string" office:string-value="198A8sss">
            <text:p>198A8sss</text:p>
          </table:table-cell>
          <table:table-cell table:style-name="ce371" table:formula="of:=[Headers.BA4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7" office:value-type="string" table:number-columns-spanned="1" table:number-rows-spanned="2">
            <text:p>Extra</text:p>
          </table:table-cell>
          <table:table-cell table:style-name="ce324" office:value-type="string">
            <office:annotation draw:style-name="gr12" draw:text-style-name="P2" svg:width="3.372cm" svg:height="0.596cm" svg:x="7.622cm" svg:y="17.476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4" table:formula="of:=[Headers.T46]" office:value-type="string" office:string-value="2000">
            <text:p>2000</text:p>
          </table:table-cell>
          <table:table-cell table:style-name="ce344" office:value-type="string">
            <text:p>Source</text:p>
          </table:table-cell>
          <table:table-cell table:style-name="ce354"/>
          <table:table-cell table:style-name="ce365"/>
          <table:table-cell table:style-name="ce373"/>
          <table:table-cell table:number-columns-repeated="1017"/>
        </table:table-row>
        <table:table-row table:style-name="ro1">
          <table:covered-table-cell table:style-name="ce308"/>
          <table:table-cell table:style-name="ce325" office:value-type="string">
            <office:annotation draw:style-name="gr11" draw:text-style-name="P2" svg:width="6.829cm" svg:height="0.991cm" svg:x="7.622cm" svg:y="17.891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7" table:formula="of:=[Headers.T47]" office:value-type="string" office:string-value="2020">
            <text:p>2020</text:p>
          </table:table-cell>
          <table:table-cell table:style-name="ce347" office:value-type="string">
            <text:p>Source</text:p>
          </table:table-cell>
          <table:table-cell table:style-name="ce355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style-name="ce309"/>
          <table:table-cell table:style-name="ce326"/>
          <table:table-cell table:style-name="ce338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8"/>
          <table:covered-table-cell table:style-name="ce359"/>
          <table:covered-table-cell table:style-name="ce348"/>
          <table:covered-table-cell table:number-columns-repeated="20"/>
          <table:table-cell table:number-columns-repeated="997"/>
        </table:table-row>
        <table:table-row table:style-name="ro1">
          <table:table-cell table:style-name="ce310" table:number-columns-spanned="2" table:number-rows-spanned="2"/>
          <table:covered-table-cell table:style-name="ce327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9" table:number-columns-spanned="16" table:number-rows-spanned="3"/>
          <table:covered-table-cell table:style-name="ce339"/>
          <table:covered-table-cell/>
          <table:covered-table-cell table:style-name="ce359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style-name="ce18"/>
          <table:covered-table-cell table:style-name="ce18"/>
          <table:covered-table-cell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8"/>
          <table:covered-table-cell table:style-name="ce18"/>
          <table:covered-table-cell table:style-name="ce18"/>
          <table:covered-table-cell table:style-name="ce357"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9"/>
          <table:table-cell table:style-name="Default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/>
          <table:table-cell table:style-name="ce340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 table:number-columns-spanned="5" table:number-rows-spanned="1"/>
          <table:covered-table-cell table:style-name="ce341"/>
          <table:covered-table-cell table:style-name="ce341"/>
          <table:covered-table-cell table:style-name="ce358"/>
          <table:covered-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09"/>
          <table:table-cell table:style-name="ce330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3">
          <table:table-cell table:style-name="ce311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2">
          <table:table-cell table:style-name="ce312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table-cell table:style-name="ce342" table:number-columns-spanned="3" table:number-rows-spanned="4"/>
          <table:covered-table-cell table:style-name="ce342"/>
          <table:covered-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style-name="ce331"/>
          <table:covered-table-cell table:style-name="ce331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7-23">23/07/2012</text:date> <text:s text:c="2"/><text:time>23:34:14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/07/2012</text:date>, <text:time>23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3T23:34:14</dc:date>
    <dc:creator>David Harris</dc:creator>
    <meta:editing-duration>PT234H53M07S</meta:editing-duration>
    <meta:editing-cycles>34</meta:editing-cycles>
    <meta:generator>OpenOffice.org/3.2$Unix OpenOffice.org_project/320m18$Build-9502</meta:generator>
    <meta:document-statistic meta:table-count="2" meta:cell-count="1887" meta:object-count="15"/>
  </office:meta>
</office:document-meta>
</file>